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8.47266in" svg:y="2.10861in" svg:width="2.09375in" svg:height="2.92708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 6" svg:x="5.46734in" svg:y="4.94335in" svg:width="2.11458in" svg:height="2.89583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Image 8" svg:x="2.98894in" svg:y="4.94335in" svg:width="2.05208in" svg:height="2.91667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Image 10" svg:x="0.83052in" svg:y="2.06695in" svg:width="2.07292in" svg:height="2.96875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Image 12" svg:x="11.0035in" svg:y="2.30729in" svg:width="2.02083in" svg:height="2.88542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Christian MAREAU</meta:initial-creator>
    <dc:creator>Christian MAREAU</dc:creator>
    <meta:creation-date>2022-12-16T09:25:17Z</meta:creation-date>
    <dc:date>2022-12-16T09:48:14Z</dc:date>
    <meta:editing-cycles>1</meta:editing-cycles>
    <meta:editing-duration>PT1377S</meta:editing-duration>
    <meta:document-statistic meta:paragraph-count="0" meta:word-count="0"/>
  </office:meta>
</office:document-meta>
</file>